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TIO_DOS_MACAC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83 USF SITIO DOS MACACO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SITIOS DOS MACACOS, 0000153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15M0S" table:style-name="ce3">
            <text:p>15:15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BEZERRA DA SILVA</text:p>
          </table:table-cell>
          <table:table-cell office:value-type="date" office:date-value="1991-11-02T00:00:00" table:style-name="ce2">
            <text:p>02/11/1991</text:p>
          </table:table-cell>
          <table:table-cell office:value-type="string" table:style-name="ce1">
            <text:p>33 anos e 9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116.924-04</text:p>
          </table:table-cell>
          <table:table-cell office:value-type="float" office:value="701406677877239" table:style-name="ce1">
            <text:p>7,01407E+14</text:p>
          </table:table-cell>
          <table:table-cell office:value-type="string" table:style-name="ce1">
            <text:p>(81) 98926-1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 vila da paz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4" table:style-name="ce1">
            <text:p>91,4</text:p>
          </table:table-cell>
          <table:table-cell office:value-type="float" office:value="161" table:style-name="ce1">
            <text:p>161</text:p>
          </table:table-cell>
          <table:table-cell office:value-type="date" office:date-value="2021-02-26T00:00:00" table:style-name="ce2">
            <text:p>26/02/2021</text:p>
          </table:table-cell>
          <table:table-cell office:value-type="string" table:style-name="ce1">
            <text:p>130/80</text:p>
          </table:table-cell>
          <table:table-cell office:value-type="date" office:date-value="2022-04-19T00:00:00" table:style-name="ce2">
            <text:p>19/04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3" table:style-name="ce1">
            <text:p>27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A RAMOS DO NASCIMENTO</text:p>
          </table:table-cell>
          <table:table-cell office:value-type="date" office:date-value="1988-10-20T00:00:00" table:style-name="ce2">
            <text:p>20/10/1988</text:p>
          </table:table-cell>
          <table:table-cell office:value-type="string" table:style-name="ce1">
            <text:p>36 anos e 10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8.934.714-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223-68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a vila da paz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65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5" table:style-name="ce1">
            <text:p>57,5</text:p>
          </table:table-cell>
          <table:table-cell office:value-type="float" office:value="159" table:style-name="ce1">
            <text:p>159</text:p>
          </table:table-cell>
          <table:table-cell office:value-type="date" office:date-value="2025-06-21T00:00:00" table:style-name="ce2">
            <text:p>21/06/2025</text:p>
          </table:table-cell>
          <table:table-cell office:value-type="string" table:style-name="ce1">
            <text:p>110/70</text:p>
          </table:table-cell>
          <table:table-cell office:value-type="date" office:date-value="2025-06-21T00:00:00" table:style-name="ce2">
            <text:p>21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CIANA DA SILVA BRITO</text:p>
          </table:table-cell>
          <table:table-cell office:value-type="date" office:date-value="1993-03-15T00:00:00" table:style-name="ce2">
            <text:p>15/03/1993</text:p>
          </table:table-cell>
          <table:table-cell office:value-type="string" table:style-name="ce1">
            <text:p>32 anos e 5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5.132.784-94</text:p>
          </table:table-cell>
          <table:table-cell office:value-type="float" office:value="700507992796357" table:style-name="ce1">
            <text:p>7,00508E+14</text:p>
          </table:table-cell>
          <table:table-cell office:value-type="string" table:style-name="ce1">
            <text:p>(81) 98620-26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a vila da paz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1-11-25T00:00:00" table:style-name="ce2">
            <text:p>25/11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1" table:style-name="ce1">
            <text:p>22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NA MARIA DA SILVA</text:p>
          </table:table-cell>
          <table:table-cell office:value-type="date" office:date-value="2006-01-05T00:00:00" table:style-name="ce2">
            <text:p>05/01/2006</text:p>
          </table:table-cell>
          <table:table-cell office:value-type="string" table:style-name="ce1">
            <text:p>19 anos e 7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332.714-00</text:p>
          </table:table-cell>
          <table:table-cell office:value-type="float" office:value="898001086111925" table:style-name="ce1">
            <text:p>8,98001E+14</text:p>
          </table:table-cell>
          <table:table-cell office:value-type="string" table:style-name="ce1">
            <text:p>(81) 98838-78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 vila da paz</text:p>
          </table:table-cell>
          <table:table-cell office:value-type="string" table:style-name="ce1">
            <text:p>8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65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10/6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ERIDIANA MENEZES DO NASCIMENTO</text:p>
          </table:table-cell>
          <table:table-cell office:value-type="date" office:date-value="1991-01-16T00:00:00" table:style-name="ce2">
            <text:p>16/01/1991</text:p>
          </table:table-cell>
          <table:table-cell office:value-type="string" table:style-name="ce1">
            <text:p>34 anos e 7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9.734.344-11</text:p>
          </table:table-cell>
          <table:table-cell office:value-type="float" office:value="705609403556919" table:style-name="ce1">
            <text:p>7,05609E+14</text:p>
          </table:table-cell>
          <table:table-cell office:value-type="string" table:style-name="ce1">
            <text:p>(81) 98303-63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la da paz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6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20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N DE ANDRADE MIGUEL</text:p>
          </table:table-cell>
          <table:table-cell office:value-type="date" office:date-value="2003-06-21T00:00:00" table:style-name="ce2">
            <text:p>21/06/2003</text:p>
          </table:table-cell>
          <table:table-cell office:value-type="string" table:style-name="ce1">
            <text:p>22 anos e 2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898001064404377" table:style-name="ce1">
            <text:p>8,98001E+14</text:p>
          </table:table-cell>
          <table:table-cell office:value-type="string" table:style-name="ce1">
            <text:p>(81) 98794-5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la da paz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6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3" table:style-name="ce1">
            <text:p>62,3</text:p>
          </table:table-cell>
          <table:table-cell office:value-type="float" office:value="156" table:style-name="ce1">
            <text:p>156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100/60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Habitual</text:p>
          </table:table-cell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ARBARA TALITA PAULINO DE FREITAS</text:p>
          </table:table-cell>
          <table:table-cell office:value-type="date" office:date-value="2004-11-28T00:00:00" table:style-name="ce2">
            <text:p>28/11/2004</text:p>
          </table:table-cell>
          <table:table-cell office:value-type="string" table:style-name="ce1">
            <text:p>20 anos e 9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2.420.144-62</text:p>
          </table:table-cell>
          <table:table-cell office:value-type="float" office:value="700000409350502" table:style-name="ce1">
            <text:p>7E+14</text:p>
          </table:table-cell>
          <table:table-cell office:value-type="string" table:style-name="ce1">
            <text:p>(81) 99131-0196</text:p>
          </table:table-cell>
          <table:table-cell office:value-type="string" table:style-name="ce1">
            <text:p>(81) 3266-9865</text:p>
          </table:table-cell>
          <table:table-cell office:value-type="string" table:style-name="ce1">
            <text:p>(81) 3265-06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1" table:style-name="ce1">
            <text:p>57,1</text:p>
          </table:table-cell>
          <table:table-cell office:value-type="float" office:value="156" table:style-name="ce1">
            <text:p>156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10/6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MARIA DA SILVA CAETANO</text:p>
          </table:table-cell>
          <table:table-cell office:value-type="date" office:date-value="1994-12-09T00:00:00" table:style-name="ce2">
            <text:p>09/12/1994</text:p>
          </table:table-cell>
          <table:table-cell office:value-type="string" table:style-name="ce1">
            <text:p>30 anos e 8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782.704-30</text:p>
          </table:table-cell>
          <table:table-cell office:value-type="float" office:value="700600962083460" table:style-name="ce1">
            <text:p>7,00601E+14</text:p>
          </table:table-cell>
          <table:table-cell office:value-type="string" table:style-name="ce1">
            <text:p>(81) 99971-43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3" table:style-name="ce1">
            <text:p>76,3</text:p>
          </table:table-cell>
          <table:table-cell office:value-type="float" office:value="158" table:style-name="ce1">
            <text:p>158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120/70</text:p>
          </table:table-cell>
          <table:table-cell office:value-type="date" office:date-value="2025-06-21T00:00:00" table:style-name="ce2">
            <text:p>21/06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A BEZERRA DAS CHAGAS</text:p>
          </table:table-cell>
          <table:table-cell office:value-type="date" office:date-value="1996-03-19T00:00:00" table:style-name="ce2">
            <text:p>19/03/1996</text:p>
          </table:table-cell>
          <table:table-cell office:value-type="string" table:style-name="ce1">
            <text:p>29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898004026633774" table:style-name="ce1">
            <text:p>8,98004E+14</text:p>
          </table:table-cell>
          <table:table-cell office:value-type="string" table:style-name="ce1">
            <text:p>(81) 99985-8985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(81) 99985-898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162" table:style-name="ce1">
            <text:p>162</text:p>
          </table:table-cell>
          <table:table-cell office:value-type="date" office:date-value="2025-05-06T00:00:00" table:style-name="ce2">
            <text:p>06/05/2025</text:p>
          </table:table-cell>
          <table:table-cell office:value-type="string" table:style-name="ce1">
            <text:p>120/60</text:p>
          </table:table-cell>
          <table:table-cell office:value-type="date" office:date-value="2025-05-06T00:00:00" table:style-name="ce2">
            <text:p>06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MARIA ALVES</text:p>
          </table:table-cell>
          <table:table-cell office:value-type="date" office:date-value="1999-10-07T00:00:00" table:style-name="ce2">
            <text:p>07/10/1999</text:p>
          </table:table-cell>
          <table:table-cell office:value-type="string" table:style-name="ce1">
            <text:p>25 anos e 10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9.886.294-98</text:p>
          </table:table-cell>
          <table:table-cell office:value-type="float" office:value="706302795306671" table:style-name="ce1">
            <text:p>7,06303E+14</text:p>
          </table:table-cell>
          <table:table-cell office:value-type="string" table:style-name="ce1">
            <text:p>(81) 99347-92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8" table:style-name="ce1">
            <text:p>63,8</text:p>
          </table:table-cell>
          <table:table-cell office:value-type="float" office:value="157" table:style-name="ce1">
            <text:p>157</text:p>
          </table:table-cell>
          <table:table-cell office:value-type="date" office:date-value="2022-10-19T00:00:00" table:style-name="ce2">
            <text:p>19/10/2022</text:p>
          </table:table-cell>
          <table:table-cell office:value-type="string" table:style-name="ce1">
            <text:p>80/60</text:p>
          </table:table-cell>
          <table:table-cell office:value-type="date" office:date-value="2022-10-19T00:00:00" table:style-name="ce2">
            <text:p>19/10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MARIA RAMOS</text:p>
          </table:table-cell>
          <table:table-cell office:value-type="date" office:date-value="1986-08-27T00:00:00" table:style-name="ce2">
            <text:p>27/08/1986</text:p>
          </table:table-cell>
          <table:table-cell office:value-type="string" table:style-name="ce1">
            <text:p>39 ano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1.811.434-37</text:p>
          </table:table-cell>
          <table:table-cell office:value-type="float" office:value="706005342423248" table:style-name="ce1">
            <text:p>7,06005E+14</text:p>
          </table:table-cell>
          <table:table-cell office:value-type="string" table:style-name="ce1">
            <text:p>(81) 99123-02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455-62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3" table:style-name="ce1">
            <text:p>73,3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110/60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Alto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GOMES DE BARROS</text:p>
          </table:table-cell>
          <table:table-cell office:value-type="date" office:date-value="1994-07-13T00:00:00" table:style-name="ce2">
            <text:p>13/07/1994</text:p>
          </table:table-cell>
          <table:table-cell office:value-type="string" table:style-name="ce1">
            <text:p>31 anos e 1 mê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604.634-76</text:p>
          </table:table-cell>
          <table:table-cell office:value-type="float" office:value="702008829152189" table:style-name="ce1">
            <text:p>7,02009E+14</text:p>
          </table:table-cell>
          <table:table-cell office:value-type="string" table:style-name="ce1">
            <text:p>(81) 99999-5174</text:p>
          </table:table-cell>
          <table:table-cell office:value-type="string" table:style-name="ce1">
            <text:p>(81) 3304-7050</text:p>
          </table:table-cell>
          <table:table-cell office:value-type="string" table:style-name="ce1">
            <text:p>(81) 98853-85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.5" table:style-name="ce1">
            <text:p>99,5</text:p>
          </table:table-cell>
          <table:table-cell office:value-type="float" office:value="157" table:style-name="ce1">
            <text:p>157</text:p>
          </table:table-cell>
          <table:table-cell office:value-type="date" office:date-value="2024-10-21T00:00:00" table:style-name="ce2">
            <text:p>21/10/2024</text:p>
          </table:table-cell>
          <table:table-cell office:value-type="string" table:style-name="ce1">
            <text:p>140/90</text:p>
          </table:table-cell>
          <table:table-cell office:value-type="date" office:date-value="2024-08-22T00:00:00" table:style-name="ce2">
            <text:p>22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NALISA FRANCELINA DE OLIVEIRA</text:p>
          </table:table-cell>
          <table:table-cell office:value-type="date" office:date-value="1997-11-10T00:00:00" table:style-name="ce2">
            <text:p>10/11/1997</text:p>
          </table:table-cell>
          <table:table-cell office:value-type="string" table:style-name="ce1">
            <text:p>27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801050332245" table:style-name="ce1">
            <text:p>7,04801E+14</text:p>
          </table:table-cell>
          <table:table-cell office:value-type="string" table:style-name="ce1">
            <text:p>(81) 99761-05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3" table:style-name="ce1">
            <text:p>66,3</text:p>
          </table:table-cell>
          <table:table-cell office:value-type="float" office:value="151" table:style-name="ce1">
            <text:p>151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110/60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PATRICIA DA SILVA</text:p>
          </table:table-cell>
          <table:table-cell office:value-type="date" office:date-value="1994-05-23T00:00:00" table:style-name="ce2">
            <text:p>23/05/1994</text:p>
          </table:table-cell>
          <table:table-cell office:value-type="string" table:style-name="ce1">
            <text:p>31 anos e 3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870.244-82</text:p>
          </table:table-cell>
          <table:table-cell office:value-type="float" office:value="704006326852363" table:style-name="ce1">
            <text:p>7,04006E+14</text:p>
          </table:table-cell>
          <table:table-cell office:value-type="string" table:style-name="ce1">
            <text:p>(81) 99336-26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rdim eldorado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90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.8" table:style-name="ce1">
            <text:p>96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110/60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Alto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AYNE DE OLIVEIRA CORREIA</text:p>
          </table:table-cell>
          <table:table-cell office:value-type="date" office:date-value="1999-01-03T00:00:00" table:style-name="ce2">
            <text:p>03/01/1999</text:p>
          </table:table-cell>
          <table:table-cell office:value-type="string" table:style-name="ce1">
            <text:p>26 anos e 7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9.132.914-71</text:p>
          </table:table-cell>
          <table:table-cell office:value-type="float" office:value="801434342879188" table:style-name="ce1">
            <text:p>8,01434E+14</text:p>
          </table:table-cell>
          <table:table-cell office:value-type="string" table:style-name="ce1">
            <text:p>(81) 98726-10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265-04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9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5" table:style-name="ce1">
            <text:p>81,5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8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ERNANDA CAVALCANTI DA SILVA LEITE</text:p>
          </table:table-cell>
          <table:table-cell office:value-type="date" office:date-value="1995-08-21T00:00:00" table:style-name="ce2">
            <text:p>21/08/1995</text:p>
          </table:table-cell>
          <table:table-cell office:value-type="string" table:style-name="ce1">
            <text:p>30 ano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872.074-62</text:p>
          </table:table-cell>
          <table:table-cell office:value-type="float" office:value="703406296829014" table:style-name="ce1">
            <text:p>7,03406E+14</text:p>
          </table:table-cell>
          <table:table-cell office:value-type="string" table:style-name="ce1">
            <text:p>(81) 99636-7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la aritan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90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8" table:style-name="ce1">
            <text:p>71,8</text:p>
          </table:table-cell>
          <table:table-cell office:value-type="float" office:value="155" table:style-name="ce1">
            <text:p>155</text:p>
          </table:table-cell>
          <table:table-cell office:value-type="date" office:date-value="2024-01-06T00:00:00" table:style-name="ce2">
            <text:p>06/01/2024</text:p>
          </table:table-cell>
          <table:table-cell office:value-type="string" table:style-name="ce1">
            <text:p>100/60</text:p>
          </table:table-cell>
          <table:table-cell office:value-type="date" office:date-value="2024-01-06T00:00:00" table:style-name="ce2">
            <text:p>06/01/2024</text:p>
          </table:table-cell>
          <table:table-cell office:value-type="string" table:style-name="ce1">
            <text:p>Habitual</text:p>
          </table:table-cell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RODRIGUES DA SILVA</text:p>
          </table:table-cell>
          <table:table-cell office:value-type="date" office:date-value="2005-08-05T00:00:00" table:style-name="ce2">
            <text:p>05/08/2005</text:p>
          </table:table-cell>
          <table:table-cell office:value-type="string" table:style-name="ce1">
            <text:p>20 ano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8.038.824-12</text:p>
          </table:table-cell>
          <table:table-cell office:value-type="float" office:value="898003056008486" table:style-name="ce1">
            <text:p>8,98003E+14</text:p>
          </table:table-cell>
          <table:table-cell office:value-type="string" table:style-name="ce1">
            <text:p>(81) 99980-62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5" table:style-name="ce1">
            <text:p>61,5</text:p>
          </table:table-cell>
          <table:table-cell office:value-type="float" office:value="161" table:style-name="ce1">
            <text:p>161</text:p>
          </table:table-cell>
          <table:table-cell office:value-type="date" office:date-value="2024-08-06T00:00:00" table:style-name="ce2">
            <text:p>06/08/2024</text:p>
          </table:table-cell>
          <table:table-cell office:value-type="string" table:style-name="ce1">
            <text:p>110/60</text:p>
          </table:table-cell>
          <table:table-cell office:value-type="date" office:date-value="2024-08-19T00:00:00" table:style-name="ce2">
            <text:p>19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NDAYANE OLIVEIRA DE LIMA</text:p>
          </table:table-cell>
          <table:table-cell office:value-type="date" office:date-value="1994-11-13T00:00:00" table:style-name="ce2">
            <text:p>13/11/1994</text:p>
          </table:table-cell>
          <table:table-cell office:value-type="string" table:style-name="ce1">
            <text:p>30 anos e 9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2.486.284-02</text:p>
          </table:table-cell>
          <table:table-cell office:value-type="float" office:value="700909958023594" table:style-name="ce1">
            <text:p>7,0091E+14</text:p>
          </table:table-cell>
          <table:table-cell office:value-type="string" table:style-name="ce1">
            <text:p>(81) 98524-09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la aritana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3" table:style-name="ce1">
            <text:p>71,3</text:p>
          </table:table-cell>
          <table:table-cell office:value-type="float" office:value="150" table:style-name="ce1">
            <text:p>15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100/60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Alto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DAIANA DE ARAUJO PEREIRA</text:p>
          </table:table-cell>
          <table:table-cell office:value-type="date" office:date-value="1992-12-13T00:00:00" table:style-name="ce2">
            <text:p>13/12/1992</text:p>
          </table:table-cell>
          <table:table-cell office:value-type="string" table:style-name="ce1">
            <text:p>32 anos e 8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5.232.714-96</text:p>
          </table:table-cell>
          <table:table-cell office:value-type="float" office:value="898001088703900" table:style-name="ce1">
            <text:p>8,98001E+14</text:p>
          </table:table-cell>
          <table:table-cell office:value-type="string" table:style-name="ce1">
            <text:p>(81) 97327-54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la aritan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90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.6" table:style-name="ce1">
            <text:p>102,6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16T00:00:00" table:style-name="ce2">
            <text:p>16/08/2025</text:p>
          </table:table-cell>
          <table:table-cell office:value-type="string" table:style-name="ce1">
            <text:p>120/80</text:p>
          </table:table-cell>
          <table:table-cell office:value-type="date" office:date-value="2025-08-16T00:00:00" table:style-name="ce2">
            <text:p>16/08/2025</text:p>
          </table:table-cell>
          <table:table-cell office:value-type="string" table:style-name="ce1">
            <text:p>Habitual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HEROLANE BARBOSA DE ANDRADE</text:p>
          </table:table-cell>
          <table:table-cell office:value-type="date" office:date-value="2002-03-09T00:00:00" table:style-name="ce2">
            <text:p>09/03/2002</text:p>
          </table:table-cell>
          <table:table-cell office:value-type="string" table:style-name="ce1">
            <text:p>23 anos e 5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061.144-26</text:p>
          </table:table-cell>
          <table:table-cell office:value-type="float" office:value="700307910462834" table:style-name="ce1">
            <text:p>7,00308E+14</text:p>
          </table:table-cell>
          <table:table-cell office:value-type="string" table:style-name="ce1">
            <text:p>(81) 98489-42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la aritana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65" table:style-name="ce1">
            <text:p>165</text:p>
          </table:table-cell>
          <table:table-cell office:value-type="date" office:date-value="2019-12-10T00:00:00" table:style-name="ce2">
            <text:p>10/12/2019</text:p>
          </table:table-cell>
          <table:table-cell office:value-type="string" table:style-name="ce1">
            <text:p>130/70</text:p>
          </table:table-cell>
          <table:table-cell office:value-type="date" office:date-value="2019-12-10T00:00:00" table:style-name="ce2">
            <text:p>10/12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8" table:style-name="ce1">
            <text:p>33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MELA VITORIA FERREIRA DOS SANTOS</text:p>
          </table:table-cell>
          <table:table-cell office:value-type="date" office:date-value="2007-02-18T00:00:00" table:style-name="ce2">
            <text:p>18/02/2007</text:p>
          </table:table-cell>
          <table:table-cell office:value-type="string" table:style-name="ce1">
            <text:p>18 anos e 6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16.132.084-48</text:p>
          </table:table-cell>
          <table:table-cell office:value-type="float" office:value="703006878977672" table:style-name="ce1">
            <text:p>7,03007E+14</text:p>
          </table:table-cell>
          <table:table-cell office:value-type="string" table:style-name="ce1">
            <text:p>(81) 98416-08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152" table:style-name="ce1">
            <text:p>152</text:p>
          </table:table-cell>
          <table:table-cell office:value-type="date" office:date-value="2025-02-25T00:00:00" table:style-name="ce2">
            <text:p>25/02/20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ILIANE LINDINALVA DA SILVA</text:p>
          </table:table-cell>
          <table:table-cell office:value-type="date" office:date-value="2003-11-04T00:00:00" table:style-name="ce2">
            <text:p>04/11/2003</text:p>
          </table:table-cell>
          <table:table-cell office:value-type="string" table:style-name="ce1">
            <text:p>21 anos e 9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538.644-83</text:p>
          </table:table-cell>
          <table:table-cell office:value-type="float" office:value="898004536959604" table:style-name="ce1">
            <text:p>8,98005E+14</text:p>
          </table:table-cell>
          <table:table-cell office:value-type="string" table:style-name="ce1">
            <text:p>(81) 98691-23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rdim eldorado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160" table:style-name="ce1">
            <text:p>160</text:p>
          </table:table-cell>
          <table:table-cell office:value-type="date" office:date-value="2025-02-11T00:00:00" table:style-name="ce2">
            <text:p>11/02/2025</text:p>
          </table:table-cell>
          <table:table-cell office:value-type="string" table:style-name="ce1">
            <text:p>131/83</text:p>
          </table:table-cell>
          <table:table-cell office:value-type="date" office:date-value="2025-02-11T00:00:00" table:style-name="ce2">
            <text:p>11/02/2025</text:p>
          </table:table-cell>
          <table:table-cell office:value-type="string" table:style-name="ce1">
            <text:p>Habitual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ANA RAYSSA DA SILVA PEREIRA</text:p>
          </table:table-cell>
          <table:table-cell office:value-type="date" office:date-value="2001-09-30T00:00:00" table:style-name="ce2">
            <text:p>30/09/2001</text:p>
          </table:table-cell>
          <table:table-cell office:value-type="string" table:style-name="ce1">
            <text:p>23 anos e 11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0.092.654-65</text:p>
          </table:table-cell>
          <table:table-cell office:value-type="float" office:value="702303116907011" table:style-name="ce1">
            <text:p>7,02303E+14</text:p>
          </table:table-cell>
          <table:table-cell office:value-type="string" table:style-name="ce1">
            <text:p>(81) 98576-30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oteamento 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157" table:style-name="ce1">
            <text:p>157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117/72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 MARIA DE ALMEIDA CAETANO</text:p>
          </table:table-cell>
          <table:table-cell office:value-type="date" office:date-value="1995-05-14T00:00:00" table:style-name="ce2">
            <text:p>14/05/1995</text:p>
          </table:table-cell>
          <table:table-cell office:value-type="string" table:style-name="ce1">
            <text:p>30 anos e 3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711.774-59</text:p>
          </table:table-cell>
          <table:table-cell office:value-type="float" office:value="700805436736987" table:style-name="ce1">
            <text:p>7,00805E+14</text:p>
          </table:table-cell>
          <table:table-cell office:value-type="string" table:style-name="ce1">
            <text:p>(81) 99292-16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oteamento 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7" table:style-name="ce1">
            <text:p>71,7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10/8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YCE THAYLANE DA SILVA</text:p>
          </table:table-cell>
          <table:table-cell office:value-type="date" office:date-value="1996-03-25T00:00:00" table:style-name="ce2">
            <text:p>25/03/1996</text:p>
          </table:table-cell>
          <table:table-cell office:value-type="string" table:style-name="ce1">
            <text:p>29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873.454-82</text:p>
          </table:table-cell>
          <table:table-cell office:value-type="float" office:value="708006884599421" table:style-name="ce1">
            <text:p>7,08007E+14</text:p>
          </table:table-cell>
          <table:table-cell office:value-type="string" table:style-name="ce1">
            <text:p>(81) 98482-7258</text:p>
          </table:table-cell>
          <table:table-cell office:value-type="string" table:style-name="ce1">
            <text:p>(81) 3266-959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oteamento 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7" table:style-name="ce1">
            <text:p>78,7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00/7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ID JANE SILVA DE SANTANA</text:p>
          </table:table-cell>
          <table:table-cell office:value-type="date" office:date-value="1996-06-27T00:00:00" table:style-name="ce2">
            <text:p>27/06/1996</text:p>
          </table:table-cell>
          <table:table-cell office:value-type="string" table:style-name="ce1">
            <text:p>29 anos e 2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543.404-26</text:p>
          </table:table-cell>
          <table:table-cell office:value-type="float" office:value="700203938962820" table:style-name="ce1">
            <text:p>7,00204E+14</text:p>
          </table:table-cell>
          <table:table-cell office:value-type="string" table:style-name="ce1">
            <text:p>(81) 99674-84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oteamento 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51" table:style-name="ce1">
            <text:p>151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70/9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Alto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ALICE SANTOS</text:p>
          </table:table-cell>
          <table:table-cell office:value-type="date" office:date-value="1996-08-29T00:00:00" table:style-name="ce2">
            <text:p>29/08/1996</text:p>
          </table:table-cell>
          <table:table-cell office:value-type="string" table:style-name="ce1">
            <text:p>29 ano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7.827.734-19</text:p>
          </table:table-cell>
          <table:table-cell office:value-type="float" office:value="702309131149810" table:style-name="ce1">
            <text:p>7,02309E+14</text:p>
          </table:table-cell>
          <table:table-cell office:value-type="string" table:style-name="ce1">
            <text:p>(81) 99948-17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oteamento jardim eldorad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59" table:style-name="ce1">
            <text:p>159</text:p>
          </table:table-cell>
          <table:table-cell office:value-type="date" office:date-value="2024-08-01T00:00:00" table:style-name="ce2">
            <text:p>01/08/2024</text:p>
          </table:table-cell>
          <table:table-cell office:value-type="string" table:style-name="ce1">
            <text:p>110/80</text:p>
          </table:table-cell>
          <table:table-cell office:value-type="date" office:date-value="2024-08-01T00:00:00" table:style-name="ce2">
            <text:p>01/08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IS MARIA DA SILVA</text:p>
          </table:table-cell>
          <table:table-cell office:value-type="date" office:date-value="1983-12-07T00:00:00" table:style-name="ce2">
            <text:p>07/12/1983</text:p>
          </table:table-cell>
          <table:table-cell office:value-type="string" table:style-name="ce1">
            <text:p>41 anos e 8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4.189.324-62</text:p>
          </table:table-cell>
          <table:table-cell office:value-type="float" office:value="700500184768950" table:style-name="ce1">
            <text:p>7,005E+14</text:p>
          </table:table-cell>
          <table:table-cell office:value-type="string" table:style-name="ce1">
            <text:p>(81) 98690-1174</text:p>
          </table:table-cell>
          <table:table-cell office:value-type="string" table:style-name="ce1">
            <text:p>(81) 3355-0021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ilberto viega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GILBERTO VIEGAS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000-000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161" table:style-name="ce1">
            <text:p>161</text:p>
          </table:table-cell>
          <table:table-cell office:value-type="date" office:date-value="2024-03-13T00:00:00" table:style-name="ce2">
            <text:p>13/03/2024</text:p>
          </table:table-cell>
          <table:table-cell office:value-type="string" table:style-name="ce1">
            <text:p>100/60</text:p>
          </table:table-cell>
          <table:table-cell office:value-type="date" office:date-value="2020-08-21T00:00:00" table:style-name="ce2">
            <text:p>21/08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1" table:style-name="ce1">
            <text:p>30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NÁ CARINE RAMOS DA SILVA</text:p>
          </table:table-cell>
          <table:table-cell office:value-type="date" office:date-value="2000-06-07T00:00:00" table:style-name="ce2">
            <text:p>07/06/2000</text:p>
          </table:table-cell>
          <table:table-cell office:value-type="string" table:style-name="ce1">
            <text:p>25 anos e 2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9.819.254-81</text:p>
          </table:table-cell>
          <table:table-cell office:value-type="float" office:value="700509926626351" table:style-name="ce1">
            <text:p>7,0051E+14</text:p>
          </table:table-cell>
          <table:table-cell office:value-type="string" table:style-name="ce1">
            <text:p>(81) 99299-62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9" table:style-name="ce1">
            <text:p>61,9</text:p>
          </table:table-cell>
          <table:table-cell office:value-type="float" office:value="157" table:style-name="ce1">
            <text:p>157</text:p>
          </table:table-cell>
          <table:table-cell office:value-type="date" office:date-value="2024-01-16T00:00:00" table:style-name="ce2">
            <text:p>16/01/2024</text:p>
          </table:table-cell>
          <table:table-cell office:value-type="string" table:style-name="ce1">
            <text:p>110/60</text:p>
          </table:table-cell>
          <table:table-cell office:value-type="date" office:date-value="2024-01-16T00:00:00" table:style-name="ce2">
            <text:p>16/01/2024</text:p>
          </table:table-cell>
          <table:table-cell office:value-type="string" table:style-name="ce1">
            <text:p>Habitual</text:p>
          </table:table-cell>
          <table:table-cell office:value-type="float" office:value="106" table:style-name="ce1">
            <text:p>106</text:p>
          </table:table-cell>
          <table:table-cell office:value-type="float" office:value="5" table:style-name="ce1">
            <text:p>5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DA SILVA DIAS</text:p>
          </table:table-cell>
          <table:table-cell office:value-type="date" office:date-value="1997-06-13T00:00:00" table:style-name="ce2">
            <text:p>13/06/1997</text:p>
          </table:table-cell>
          <table:table-cell office:value-type="string" table:style-name="ce1">
            <text:p>28 anos e 2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5.117.984-58</text:p>
          </table:table-cell>
          <table:table-cell office:value-type="float" office:value="702506349583333" table:style-name="ce1">
            <text:p>7,02506E+14</text:p>
          </table:table-cell>
          <table:table-cell office:value-type="string" table:style-name="ce1">
            <text:p>(81) 97325-65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ilberto viega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ILBERTO VIEGAS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9" table:style-name="ce1">
            <text:p>85,9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30/7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IANCA BARBOSA CANDIDO</text:p>
          </table:table-cell>
          <table:table-cell office:value-type="date" office:date-value="1999-03-25T00:00:00" table:style-name="ce2">
            <text:p>25/03/1999</text:p>
          </table:table-cell>
          <table:table-cell office:value-type="string" table:style-name="ce1">
            <text:p>26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2.265.544-84</text:p>
          </table:table-cell>
          <table:table-cell office:value-type="float" office:value="700007333493606" table:style-name="ce1">
            <text:p>7,00007E+14</text:p>
          </table:table-cell>
          <table:table-cell office:value-type="string" table:style-name="ce1">
            <text:p>(81) 99953-65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string" table:style-name="ce1">
            <text:p>218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3" table:style-name="ce1">
            <text:p>68,3</text:p>
          </table:table-cell>
          <table:table-cell office:value-type="float" office:value="155" table:style-name="ce1">
            <text:p>155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100/65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Habitual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BETE CRISTINA FERREIRA DO NASCIMENTO</text:p>
          </table:table-cell>
          <table:table-cell office:value-type="date" office:date-value="1992-12-12T00:00:00" table:style-name="ce2">
            <text:p>12/12/1992</text:p>
          </table:table-cell>
          <table:table-cell office:value-type="string" table:style-name="ce1">
            <text:p>32 anos e 8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398.614-09</text:p>
          </table:table-cell>
          <table:table-cell office:value-type="float" office:value="705809419867232" table:style-name="ce1">
            <text:p>7,05809E+14</text:p>
          </table:table-cell>
          <table:table-cell office:value-type="string" table:style-name="ce1">
            <text:p>(81) 99567-67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00/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RAZIELA MARIA SANTANA DA SILVA</text:p>
          </table:table-cell>
          <table:table-cell office:value-type="date" office:date-value="1997-01-14T00:00:00" table:style-name="ce2">
            <text:p>14/01/1997</text:p>
          </table:table-cell>
          <table:table-cell office:value-type="string" table:style-name="ce1">
            <text:p>28 anos e 7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024.594-38</text:p>
          </table:table-cell>
          <table:table-cell office:value-type="float" office:value="702405047068126" table:style-name="ce1">
            <text:p>7,02405E+14</text:p>
          </table:table-cell>
          <table:table-cell office:value-type="string" table:style-name="ce1">
            <text:p>(81) 98804-62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RUA 09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155" table:style-name="ce1">
            <text:p>155</text:p>
          </table:table-cell>
          <table:table-cell office:value-type="date" office:date-value="2020-03-26T00:00:00" table:style-name="ce2">
            <text:p>26/03/2020</text:p>
          </table:table-cell>
          <table:table-cell office:value-type="string" table:style-name="ce1">
            <text:p>110/60</text:p>
          </table:table-cell>
          <table:table-cell office:value-type="date" office:date-value="2020-04-27T00:00:00" table:style-name="ce2">
            <text:p>27/04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7" table:style-name="ce1">
            <text:p>31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 CIRILO DOS SANTOS FERREIRA</text:p>
          </table:table-cell>
          <table:table-cell office:value-type="date" office:date-value="1998-08-03T00:00:00" table:style-name="ce2">
            <text:p>03/08/1998</text:p>
          </table:table-cell>
          <table:table-cell office:value-type="string" table:style-name="ce1">
            <text:p>27 ano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260.964-04</text:p>
          </table:table-cell>
          <table:table-cell office:value-type="float" office:value="702401561370425" table:style-name="ce1">
            <text:p>7,02402E+14</text:p>
          </table:table-cell>
          <table:table-cell office:value-type="string" table:style-name="ce1">
            <text:p>(81) 99457-5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160" table:style-name="ce1">
            <text:p>160</text:p>
          </table:table-cell>
          <table:table-cell office:value-type="date" office:date-value="2023-09-19T00:00:00" table:style-name="ce2">
            <text:p>19/09/2023</text:p>
          </table:table-cell>
          <table:table-cell office:value-type="string" table:style-name="ce1">
            <text:p>120/70</text:p>
          </table:table-cell>
          <table:table-cell office:value-type="date" office:date-value="2023-09-19T00:00:00" table:style-name="ce2">
            <text:p>19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1" table:style-name="ce1">
            <text:p>14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IANE LIMA DA SILVA</text:p>
          </table:table-cell>
          <table:table-cell office:value-type="date" office:date-value="1987-11-12T00:00:00" table:style-name="ce2">
            <text:p>12/11/1987</text:p>
          </table:table-cell>
          <table:table-cell office:value-type="string" table:style-name="ce1">
            <text:p>37 anos e 9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7.848.574-70</text:p>
          </table:table-cell>
          <table:table-cell office:value-type="float" office:value="203110179610003" table:style-name="ce1">
            <text:p>2,0311E+14</text:p>
          </table:table-cell>
          <table:table-cell office:value-type="string" table:style-name="ce1">
            <text:p>(81) 98691-74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string" table:style-name="ce1">
            <text:p>600B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3" table:style-name="ce1">
            <text:p>62,3</text:p>
          </table:table-cell>
          <table:table-cell office:value-type="float" office:value="152" table:style-name="ce1">
            <text:p>152</text:p>
          </table:table-cell>
          <table:table-cell office:value-type="date" office:date-value="2025-02-07T00:00:00" table:style-name="ce2">
            <text:p>07/02/2025</text:p>
          </table:table-cell>
          <table:table-cell office:value-type="string" table:style-name="ce1">
            <text:p>120/70</text:p>
          </table:table-cell>
          <table:table-cell office:value-type="date" office:date-value="2025-02-07T00:00:00" table:style-name="ce2">
            <text:p>07/02/2025</text:p>
          </table:table-cell>
          <table:table-cell office:value-type="string" table:style-name="ce1">
            <text:p>Habitual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LA EDUARDA XAVIER DA SILVA</text:p>
          </table:table-cell>
          <table:table-cell office:value-type="date" office:date-value="2008-12-11T00:00:00" table:style-name="ce2">
            <text:p>11/12/2008</text:p>
          </table:table-cell>
          <table:table-cell office:value-type="string" table:style-name="ce1">
            <text:p>16 anos e 8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0.650.524-69</text:p>
          </table:table-cell>
          <table:table-cell office:value-type="float" office:value="898002713155225" table:style-name="ce1">
            <text:p>8,98003E+14</text:p>
          </table:table-cell>
          <table:table-cell office:value-type="string" table:style-name="ce1">
            <text:p>(81) 90887-87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RUA 10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3" table:style-name="ce1">
            <text:p>60,3</text:p>
          </table:table-cell>
          <table:table-cell office:value-type="float" office:value="163" table:style-name="ce1">
            <text:p>163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1960-10-01T00:00:00" table:style-name="ce4">
            <text:p>out/60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Habitual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GOMES DA SILVA</text:p>
          </table:table-cell>
          <table:table-cell office:value-type="date" office:date-value="2001-10-21T00:00:00" table:style-name="ce2">
            <text:p>21/10/2001</text:p>
          </table:table-cell>
          <table:table-cell office:value-type="string" table:style-name="ce1">
            <text:p>23 anos e 10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0.106.324-18</text:p>
          </table:table-cell>
          <table:table-cell office:value-type="float" office:value="702908593617479" table:style-name="ce1">
            <text:p>7,02909E+14</text:p>
          </table:table-cell>
          <table:table-cell office:value-type="string" table:style-name="ce1">
            <text:p>(81) 98739-96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2" table:style-name="ce1">
            <text:p>18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CIANA BRUNA DA SILVA</text:p>
          </table:table-cell>
          <table:table-cell office:value-type="date" office:date-value="1995-01-08T00:00:00" table:style-name="ce2">
            <text:p>08/01/1995</text:p>
          </table:table-cell>
          <table:table-cell office:value-type="string" table:style-name="ce1">
            <text:p>30 anos e 7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01.891.794-22</text:p>
          </table:table-cell>
          <table:table-cell office:value-type="float" office:value="700004764669700" table:style-name="ce1">
            <text:p>7,00005E+14</text:p>
          </table:table-cell>
          <table:table-cell office:value-type="string" table:style-name="ce1">
            <text:p>(81) 99624-67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UA 01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NÁ COSTA DA SILVA</text:p>
          </table:table-cell>
          <table:table-cell office:value-type="date" office:date-value="1999-04-02T00:00:00" table:style-name="ce2">
            <text:p>02/04/1999</text:p>
          </table:table-cell>
          <table:table-cell office:value-type="string" table:style-name="ce1">
            <text:p>26 anos e 4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8.766.404-48</text:p>
          </table:table-cell>
          <table:table-cell office:value-type="float" office:value="898002351500999" table:style-name="ce1">
            <text:p>8,98002E+14</text:p>
          </table:table-cell>
          <table:table-cell office:value-type="string" table:style-name="ce1">
            <text:p>(81) 97302-42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9.2" table:style-name="ce1">
            <text:p>109,2</text:p>
          </table:table-cell>
          <table:table-cell office:value-type="float" office:value="154" table:style-name="ce1">
            <text:p>154</text:p>
          </table:table-cell>
          <table:table-cell office:value-type="date" office:date-value="2024-03-26T00:00:00" table:style-name="ce2">
            <text:p>26/03/2024</text:p>
          </table:table-cell>
          <table:table-cell office:value-type="string" table:style-name="ce1">
            <text:p>130/80</text:p>
          </table:table-cell>
          <table:table-cell office:value-type="date" office:date-value="2024-03-26T00:00:00" table:style-name="ce2">
            <text:p>26/03/2024</text:p>
          </table:table-cell>
          <table:table-cell office:value-type="string" table:style-name="ce1">
            <text:p>Alto</text:p>
          </table:table-cell>
          <table:table-cell office:value-type="float" office:value="112" table:style-name="ce1">
            <text:p>112</text:p>
          </table:table-cell>
          <table:table-cell office:value-type="float" office:value="5" table:style-name="ce1">
            <text:p>5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E CECILIA DA SILVA</text:p>
          </table:table-cell>
          <table:table-cell office:value-type="date" office:date-value="1992-04-08T00:00:00" table:style-name="ce2">
            <text:p>08/04/1992</text:p>
          </table:table-cell>
          <table:table-cell office:value-type="string" table:style-name="ce1">
            <text:p>33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0.944.974-51</text:p>
          </table:table-cell>
          <table:table-cell office:value-type="float" office:value="704205593695690" table:style-name="ce1">
            <text:p>7,04206E+14</text:p>
          </table:table-cell>
          <table:table-cell office:value-type="string" table:style-name="ce1">
            <text:p>(81) 99951-1282</text:p>
          </table:table-cell>
          <table:table-cell office:value-type="string" table:style-name="ce1">
            <text:p>(81) 98403-1752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10/6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Alto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HORRANNA SALVIANO ALVES</text:p>
          </table:table-cell>
          <table:table-cell office:value-type="date" office:date-value="2007-03-08T00:00:00" table:style-name="ce2">
            <text:p>08/03/2007</text:p>
          </table:table-cell>
          <table:table-cell office:value-type="string" table:style-name="ce1">
            <text:p>18 anos e 5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672.184-24</text:p>
          </table:table-cell>
          <table:table-cell office:value-type="float" office:value="898001088141724" table:style-name="ce1">
            <text:p>8,98001E+14</text:p>
          </table:table-cell>
          <table:table-cell office:value-type="string" table:style-name="ce1">
            <text:p>(81) 99929-43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oteamento jardim eldora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RUA 09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157" table:style-name="ce1">
            <text:p>157</text:p>
          </table:table-cell>
          <table:table-cell office:value-type="date" office:date-value="2024-08-06T00:00:00" table:style-name="ce2">
            <text:p>06/08/2024</text:p>
          </table:table-cell>
          <table:table-cell office:value-type="string" table:style-name="ce1">
            <text:p>110/70</text:p>
          </table:table-cell>
          <table:table-cell office:value-type="date" office:date-value="2024-08-06T00:00:00" table:style-name="ce2">
            <text:p>06/08/2024</text:p>
          </table:table-cell>
          <table:table-cell office:value-type="string" table:style-name="ce1">
            <text:p>Habitual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SSICA MARIA DE LIMA</text:p>
          </table:table-cell>
          <table:table-cell office:value-type="date" office:date-value="1992-10-19T00:00:00" table:style-name="ce2">
            <text:p>19/10/1992</text:p>
          </table:table-cell>
          <table:table-cell office:value-type="string" table:style-name="ce1">
            <text:p>32 anos e 10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784.364-28</text:p>
          </table:table-cell>
          <table:table-cell office:value-type="float" office:value="898003021508636" table:style-name="ce1">
            <text:p>8,98003E+14</text:p>
          </table:table-cell>
          <table:table-cell office:value-type="string" table:style-name="ce1">
            <text:p>(81) 98677-16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Vila aritan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52" table:style-name="ce1">
            <text:p>152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00/6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Habitual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BARBOSA DE SOUZA</text:p>
          </table:table-cell>
          <table:table-cell office:value-type="date" office:date-value="2005-07-21T00:00:00" table:style-name="ce2">
            <text:p>21/07/2005</text:p>
          </table:table-cell>
          <table:table-cell office:value-type="string" table:style-name="ce1">
            <text:p>20 anos e 1 mê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462.034-99</text:p>
          </table:table-cell>
          <table:table-cell office:value-type="float" office:value="700502188834453" table:style-name="ce1">
            <text:p>7,00502E+14</text:p>
          </table:table-cell>
          <table:table-cell office:value-type="string" table:style-name="ce1">
            <text:p>(81) 99244-28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outor josé marcionilo de barros lins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puting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680-4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52" table:style-name="ce1">
            <text:p>152</text:p>
          </table:table-cell>
          <table:table-cell office:value-type="date" office:date-value="2023-11-03T00:00:00" table:style-name="ce2">
            <text:p>03/11/2023</text:p>
          </table:table-cell>
          <table:table-cell office:value-type="string" table:style-name="ce1">
            <text:p>110/60</text:p>
          </table:table-cell>
          <table:table-cell office:value-type="date" office:date-value="2023-11-03T00:00:00" table:style-name="ce2">
            <text:p>03/11/2023</text:p>
          </table:table-cell>
          <table:table-cell office:value-type="string" table:style-name="ce1">
            <text:p>Habitual</text:p>
          </table:table-cell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125" table:style-name="ce1">
            <text:p>1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KA SOUZA DE LIMA</text:p>
          </table:table-cell>
          <table:table-cell office:value-type="date" office:date-value="1999-10-29T00:00:00" table:style-name="ce2">
            <text:p>29/10/1999</text:p>
          </table:table-cell>
          <table:table-cell office:value-type="string" table:style-name="ce1">
            <text:p>25 anos e 10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521.894-35</text:p>
          </table:table-cell>
          <table:table-cell office:value-type="float" office:value="701005853584696" table:style-name="ce1">
            <text:p>7,01006E+14</text:p>
          </table:table-cell>
          <table:table-cell office:value-type="string" table:style-name="ce1">
            <text:p>(81) 99698-46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7" table:style-name="ce1">
            <text:p>95,7</text:p>
          </table:table-cell>
          <table:table-cell office:value-type="float" office:value="160" table:style-name="ce1">
            <text:p>160</text:p>
          </table:table-cell>
          <table:table-cell office:value-type="date" office:date-value="2023-08-25T00:00:00" table:style-name="ce2">
            <text:p>25/08/2023</text:p>
          </table:table-cell>
          <table:table-cell office:value-type="string" table:style-name="ce1">
            <text:p>120/70</text:p>
          </table:table-cell>
          <table:table-cell office:value-type="date" office:date-value="2023-08-25T00:00:00" table:style-name="ce2">
            <text:p>25/08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 VITORIA DOMINGOS DE SOUZA</text:p>
          </table:table-cell>
          <table:table-cell office:value-type="date" office:date-value="2003-05-28T00:00:00" table:style-name="ce2">
            <text:p>28/05/2003</text:p>
          </table:table-cell>
          <table:table-cell office:value-type="string" table:style-name="ce1">
            <text:p>22 anos e 3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926262038" table:style-name="ce1">
            <text:p>8,98004E+14</text:p>
          </table:table-cell>
          <table:table-cell office:value-type="string" table:style-name="ce1">
            <text:p>(81) 99473-25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1" table:style-name="ce1">
            <text:p>56,1</text:p>
          </table:table-cell>
          <table:table-cell office:value-type="float" office:value="161" table:style-name="ce1">
            <text:p>161</text:p>
          </table:table-cell>
          <table:table-cell office:value-type="date" office:date-value="2024-03-12T00:00:00" table:style-name="ce2">
            <text:p>12/03/2024</text:p>
          </table:table-cell>
          <table:table-cell office:value-type="string" table:style-name="ce1">
            <text:p>90/60</text:p>
          </table:table-cell>
          <table:table-cell office:value-type="date" office:date-value="2024-03-12T00:00:00" table:style-name="ce2">
            <text:p>12/03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AYNE EDUARDA FREITAS DE LIMA</text:p>
          </table:table-cell>
          <table:table-cell office:value-type="date" office:date-value="2006-01-03T00:00:00" table:style-name="ce2">
            <text:p>03/01/2006</text:p>
          </table:table-cell>
          <table:table-cell office:value-type="string" table:style-name="ce1">
            <text:p>19 anos e 7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3.332.064-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88-43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8" table:style-name="ce1">
            <text:p>72,8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10/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Alto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DARC BEZERRA FELIX FERREIRA</text:p>
          </table:table-cell>
          <table:table-cell office:value-type="date" office:date-value="2001-06-30T00:00:00" table:style-name="ce2">
            <text:p>30/06/2001</text:p>
          </table:table-cell>
          <table:table-cell office:value-type="string" table:style-name="ce1">
            <text:p>24 anos e 2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897.124-94</text:p>
          </table:table-cell>
          <table:table-cell office:value-type="float" office:value="700402901933840" table:style-name="ce1">
            <text:p>7,00403E+14</text:p>
          </table:table-cell>
          <table:table-cell office:value-type="string" table:style-name="ce1">
            <text:p>(81) 99294-66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Jardim eldorado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4" table:style-name="ce1">
            <text:p>55,4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100/6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VANESSA DA SILVA</text:p>
          </table:table-cell>
          <table:table-cell office:value-type="date" office:date-value="1995-02-25T00:00:00" table:style-name="ce2">
            <text:p>25/02/1995</text:p>
          </table:table-cell>
          <table:table-cell office:value-type="string" table:style-name="ce1">
            <text:p>30 anos e 6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424.854-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72-17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9" table:style-name="ce1">
            <text:p>62,9</text:p>
          </table:table-cell>
          <table:table-cell office:value-type="float" office:value="162" table:style-name="ce1">
            <text:p>162</text:p>
          </table:table-cell>
          <table:table-cell office:value-type="date" office:date-value="2024-02-05T00:00:00" table:style-name="ce2">
            <text:p>05/02/2024</text:p>
          </table:table-cell>
          <table:table-cell office:value-type="string" table:style-name="ce1">
            <text:p>120/70</text:p>
          </table:table-cell>
          <table:table-cell office:value-type="date" office:date-value="2024-02-05T00:00:00" table:style-name="ce2">
            <text:p>05/02/2024</text:p>
          </table:table-cell>
          <table:table-cell office:value-type="string" table:style-name="ce1">
            <text:p>Alto</text:p>
          </table:table-cell>
          <table:table-cell office:value-type="float" office:value="121" table:style-name="ce1">
            <text:p>121</text:p>
          </table:table-cell>
          <table:table-cell office:value-type="float" office:value="4" table:style-name="ce1">
            <text:p>4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36:01Z</meta:creation-date>
    <dc:date>2025-09-17T10:36:01Z</dc:date>
  </office:meta>
</office:document-meta>
</file>